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25-01-15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24-01-02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23-01-10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22-01-13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2568" calcext:value-type="float">
            <text:p>53.3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21-01-07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20-01-06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19-01-24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5656" calcext:value-type="float">
            <text:p>53.6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16-12-29 18:25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15-12-21 20:10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1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13-12-27 15:23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13-01-03 21:04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11-12-29 16:12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10-12-20 17:09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09-12-22 17:47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09-01-07 20:16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08-01-04 21:3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8128" calcext:value-type="float">
            <text:p>52.0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07-04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1928" calcext:value-type="float">
            <text:p>52.0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06-01-11 20:25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4352" calcext:value-type="float">
            <text:p>51.5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05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6376" calcext:value-type="float">
            <text:p>51.7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05-04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04-12-22 15:04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7088" calcext:value-type="float">
            <text:p>51.3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04-10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1096" calcext:value-type="float">
            <text:p>51.4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0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1848" calcext:value-type="float">
            <text:p>51.3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04-01-05 20:34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02-12-31 19:16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45100221901</text:p>
          </table:table-cell>
          <table:table-cell office:value-type="string" calcext:value-type="string">
            <text:p>2002-01-04 17:35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5192" calcext:value-type="float">
            <text:p>50.6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